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Calibri" svg:font-family="Calibri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394cm"/>
    </style:style>
    <style:style style:name="co2" style:family="table-column">
      <style:table-column-properties fo:break-before="auto" style:column-width="15.27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1.377cm"/>
    </style:style>
    <style:style style:name="co5" style:family="table-column">
      <style:table-column-properties fo:break-before="auto" style:column-width="12.012cm"/>
    </style:style>
    <style:style style:name="co6" style:family="table-column">
      <style:table-column-properties fo:break-before="auto" style:column-width="11.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4.001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ro9" style:family="table-row">
      <style:table-row-properties style:row-height="0.736cm" fo:break-before="auto" style:use-optimal-row-height="true"/>
    </style:style>
    <style:style style:name="ro10" style:family="table-row">
      <style:table-row-properties style:row-height="1.078cm" fo:break-before="auto" style:use-optimal-row-height="true"/>
    </style:style>
    <style:style style:name="ro11" style:family="table-row">
      <style:table-row-properties style:row-height="1.762cm" fo:break-before="auto" style:use-optimal-row-height="true"/>
    </style:style>
    <style:style style:name="ro12" style:family="table-row">
      <style:table-row-properties style:row-height="1.184cm" fo:break-before="auto" style:use-optimal-row-height="true"/>
    </style:style>
    <style:style style:name="ro13" style:family="table-row">
      <style:table-row-properties style:row-height="7.213cm" fo:break-before="auto" style:use-optimal-row-height="true"/>
    </style:style>
    <style:style style:name="ro14" style:family="table-row">
      <style:table-row-properties style:row-height="3.369cm" fo:break-before="auto" style:use-optimal-row-height="true"/>
    </style:style>
    <style:style style:name="ro15" style:family="table-row">
      <style:table-row-properties style:row-height="6.114cm" fo:break-before="auto" style:use-optimal-row-height="false"/>
    </style:style>
    <style:style style:name="ro16" style:family="table-row">
      <style:table-row-properties style:row-height="5.616cm" fo:break-before="auto" style:use-optimal-row-height="false"/>
    </style:style>
    <style:style style:name="ro17" style:family="table-row">
      <style:table-row-properties style:row-height="3.071cm" fo:break-before="auto" style:use-optimal-row-height="false"/>
    </style:style>
    <style:style style:name="ro18" style:family="table-row">
      <style:table-row-properties style:row-height="0.499cm" fo:break-before="auto" style:use-optimal-row-height="true"/>
    </style:style>
    <style:style style:name="ro19" style:family="table-row">
      <style:table-row-properties style:row-height="2.79cm" fo:break-before="auto" style:use-optimal-row-height="true"/>
    </style:style>
    <style:style style:name="ro20" style:family="table-row">
      <style:table-row-properties style:row-height="3.711cm" fo:break-before="auto" style:use-optimal-row-height="true"/>
    </style:style>
    <style:style style:name="ro21" style:family="table-row">
      <style:table-row-properties style:row-height="9.398cm" fo:break-before="auto" style:use-optimal-row-height="true"/>
    </style:style>
    <style:style style:name="ro22" style:family="table-row">
      <style:table-row-properties style:row-height="4.316cm" fo:break-before="auto" style:use-optimal-row-height="true"/>
    </style:style>
    <style:style style:name="ro23" style:family="table-row">
      <style:table-row-properties style:row-height="6.555cm" fo:break-before="auto" style:use-optimal-row-height="true"/>
    </style:style>
    <style:style style:name="ro24" style:family="table-row">
      <style:table-row-properties style:row-height="5.186cm" fo:break-before="auto" style:use-optimal-row-height="true"/>
    </style:style>
    <style:style style:name="ro25" style:family="table-row">
      <style:table-row-properties style:row-height="9.056cm" fo:break-before="auto" style:use-optimal-row-height="true"/>
    </style:style>
    <style:style style:name="ro26" style:family="table-row">
      <style:table-row-properties style:row-height="5.87cm" fo:break-before="auto" style:use-optimal-row-height="true"/>
    </style:style>
    <style:style style:name="ro27" style:family="table-row">
      <style:table-row-properties style:row-height="4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e994" fo:wrap-option="wrap" fo:border="0.06pt solid #000000" style:vertical-align="top"/>
    </style:style>
    <style:style style:name="ce3" style:family="table-cell" style:parent-style-name="Default">
      <style:table-cell-properties fo:background-color="transparent" fo:wrap-option="wrap" fo:border="0.06pt solid #000000" style:vertical-align="top"/>
    </style:style>
    <style:style style:name="ce5" style:family="table-cell" style:parent-style-name="Default">
      <style:table-cell-properties fo:background-color="transparent" fo:wrap-option="wrap" fo:border="0.06pt solid #000000" style:vertical-align="top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ffffd7" fo:wrap-option="wrap" fo:border="0.06pt solid #000000" style:vertical-align="top"/>
    </style:style>
    <style:style style:name="ce4" style:family="table-cell" style:parent-style-name="Default">
      <style:table-cell-properties fo:wrap-option="wrap" fo:border="0.06pt solid #000000" style:vertical-align="top"/>
    </style:style>
    <style:style style:name="ce27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28" style:family="table-cell" style:parent-style-name="Default">
      <style:table-cell-properties fo:wrap-option="wrap" fo:border="0.06pt solid #000000" style:vertical-align="top"/>
      <style:text-properties fo:color="#be480a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style:vertical-align="top"/>
    </style:style>
    <style:style style:name="ce34" style:family="table-cell" style:parent-style-name="Default">
      <style:table-cell-properties fo:wrap-option="wrap" fo:border="0.06pt solid #000000" style:vertical-align="top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wrap-option="wrap" fo:border="0.06pt solid #000000" style:vertical-align="top"/>
      <style:text-properties fo:color="#800080"/>
    </style:style>
    <style:style style:name="ce9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c9211e" style:font-name="Ubuntu" fo:font-size="9pt" style:font-size-asian="9pt" style:font-size-complex="9pt"/>
    </style:style>
    <style:style style:name="ce1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font-name="Ubuntu" fo:font-size="9pt" style:font-size-asian="9pt" style:font-size-complex="9pt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b753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646464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/>
    </style:style>
    <style:style style:name="ce60" style:family="table-cell" style:parent-style-name="Default">
      <style:table-cell-properties fo:background-color="#ffffd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b753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b85c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Ubuntu" fo:font-size="9pt" style:font-size-asian="9pt" style:font-size-complex="9pt"/>
    </style:style>
    <style:style style:name="ce37" style:family="table-cell" style:parent-style-name="Default">
      <style:table-cell-properties fo:background-color="#ffffd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b753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1pt" style:font-size-asian="11pt" style:font-size-complex="11pt"/>
    </style:style>
    <style:style style:name="ce53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127622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56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T1" style:family="text">
      <style:text-properties fo:color="#8000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 fo:color="#127622"/>
    </style:style>
    <style:style style:name="T4" style:family="text">
      <style:text-properties fo:color="#b75300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55308d"/>
    </style:style>
    <style:style style:name="T7" style:family="text">
      <style:text-properties fo:color="#127622"/>
    </style:style>
    <style:style style:name="T8" style:family="text">
      <style:text-properties style:use-window-font-color="true"/>
    </style:style>
    <style:style style:name="T9" style:family="text">
      <style:text-properties fo:color="#2a6099"/>
    </style:style>
    <style:style style:name="T10" style:family="text">
      <style:text-properties fo:color="#800080" fo:font-weight="bold" style:font-weight-asian="bold" style:font-weight-complex="bold"/>
    </style:style>
    <style:style style:name="T11" style:family="text">
      <style:text-properties fo:color="#127622" fo:font-weight="bold" style:font-weight-asian="bold" style:font-weight-complex="bold"/>
    </style:style>
    <style:style style:name="T12" style:family="text">
      <style:text-properties fo:color="#c9211e"/>
    </style:style>
    <style:style style:name="T13" style:family="text">
      <style:text-properties fo:color="#b75300" fo:font-weight="bold" style:font-weight-asian="bold" style:font-weight-complex="bold"/>
    </style:style>
    <style:style style:name="T14" style:family="text">
      <style:text-properties style:font-name-complex="Lohit Devanagari" fo:font-size="10pt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-asian="Noto Sans CJK SC" style:font-name="Liberation Sans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5" style:family="text">
      <style:text-properties style:font-name-complex="Lohit Devanagari" fo:font-size="10pt" fo:language="ru" fo:country="RU" style:text-line-through-mode="continuous" fo:text-shadow="none" style:text-outline="false" fo:font-style="normal" style:text-line-through-type="none" style:text-underline-style="none" style:text-underline-color="font-color" style:font-name-asian="Noto Sans CJK SC" style:font-name="Liberation Sans" style:language-complex="hi" style:country-complex="IN" style:language-asian="zh" style:country-asian="CN" style:font-relief="none" style:text-emphasize="none" style:font-style-complex="normal" style:font-style-asian="normal" style:font-size-complex="10pt" style:font-size-asian="10pt" style:text-overline-style="none" style:text-overline-color="font-color" fo:color="#b75300" fo:font-weight="bold" style:font-weight-asian="bold" style:font-weight-complex="bold"/>
    </style:style>
    <style:style style:name="T16" style:family="text">
      <style:text-properties style:font-name-complex="Lohit Devanagari" fo:font-size="10pt" fo:language="ru" fo:country="RU" style:text-line-through-mode="continuous" fo:text-shadow="none" style:text-outline="false" fo:font-style="normal" style:text-line-through-type="none" style:text-underline-style="none" style:text-underline-color="font-color" style:font-name-asian="Noto Sans CJK SC" style:font-name="Liberation Sans" style:language-complex="hi" style:country-complex="IN" style:language-asian="zh" style:country-asian="CN" style:font-relief="none" style:text-emphasize="none" style:font-style-complex="normal" style:font-style-asian="normal" style:font-size-complex="10pt" style:font-size-asian="10pt" style:text-overline-style="none" style:text-overline-color="font-color" fo:font-weight="normal" style:font-weight-asian="normal" style:font-weight-complex="normal"/>
    </style:style>
    <style:style style:name="T17" style:family="text">
      <style:text-properties style:language-asian="zh" style:country-asian="CN"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style:font-name-asian="Noto Sans CJK SC" fo:font-size="10pt" style:language-complex="hi" style:country-complex="IN" style:font-name-complex="Lohit Devanagari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text-overline-style="none" style:text-overline-color="font-color"/>
    </style:style>
    <style:style style:name="T18" style:family="text">
      <style:text-properties style:language-asian="zh" style:country-asian="CN" style:font-name="Liberation Sans" style:font-size-asian="10pt" style:font-size-complex="10pt" style:font-style-asian="normal" style:font-style-complex="normal" style:text-emphasize="none" style:font-relief="none" style:font-name-asian="Noto Sans CJK SC" fo:font-size="10pt" style:language-complex="hi" style:country-complex="IN" style:font-name-complex="Lohit Devanagari" style:text-underline-style="none" style:text-underline-color="font-color" style:text-line-through-type="none" fo:font-style="normal" style:text-outline="false" fo:text-shadow="none" style:text-line-through-mode="continuous" fo:language="ru" fo:country="RU" style:text-overline-style="none" style:text-overline-color="font-color" fo:font-weight="bold" style:font-weight-asian="bold" style:font-weight-complex="bold"/>
    </style:style>
    <style:style style:name="T19" style:family="text">
      <style:text-properties style:language-asian="zh" style:country-asian="CN" style:font-name="Liberation Sans" style:font-size-asian="10pt" style:font-size-complex="10pt" style:font-style-asian="normal" style:font-style-complex="normal" style:text-emphasize="none" style:font-relief="none" style:font-name-asian="Noto Sans CJK SC" fo:font-size="10pt" style:language-complex="hi" style:country-complex="IN" style:font-name-complex="Lohit Devanagari" style:text-underline-style="none" style:text-underline-color="font-color" style:text-line-through-type="none" fo:font-style="normal" style:text-outline="false" fo:text-shadow="none" style:text-line-through-mode="continuous" fo:language="ru" fo:country="RU" style:text-overline-style="none" style:text-overline-color="font-color" fo:font-weight="bold" style:font-weight-asian="bold" style:font-weight-complex="bold" fo:color="#b75300"/>
    </style:style>
    <style:style style:name="T20" style:family="text">
      <style:text-properties style:language-asian="zh" style:country-asian="CN" style:font-name="Liberation Sans" style:font-size-asian="10pt" style:font-size-complex="10pt" style:font-style-asian="normal" style:font-style-complex="normal" style:text-emphasize="none" style:font-relief="none" style:font-name-asian="Noto Sans CJK SC" fo:font-size="10pt" style:language-complex="hi" style:country-complex="IN" style:font-name-complex="Lohit Devanagari" style:text-underline-style="none" style:text-underline-color="font-color" style:text-line-through-type="none" fo:font-style="normal" style:text-outline="false" fo:text-shadow="none" style:text-line-through-mode="continuous" fo:language="ru" fo:country="RU" style:text-overline-style="none" style:text-overline-color="font-color" fo:font-weight="normal" style:font-weight-asian="normal" style:font-weight-complex="normal"/>
    </style:style>
    <style:style style:name="T21" style:family="text">
      <style:text-properties fo:color="#55308d"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e480a"/>
    </style:style>
    <style:style style:name="T2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size="10pt" fo:color="#be480a" fo:font-weight="bold" style:font-weight-asian="bold" style:font-weight-complex="bold"/>
    </style:style>
    <style:style style:name="T26" style:family="text">
      <style:text-properties style:font-name="Liberation Sans" style:language-complex="hi" style:country-complex="IN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be480a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Liberation Sans" style:language-complex="hi" style:country-complex="IN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use-window-font-color="true"/>
    </style:style>
    <style:style style:name="T28" style:family="text">
      <style:text-properties fo:color="#2a6099" fo:font-weight="bold" style:font-weight-asian="bold" style:font-weight-complex="bold"/>
    </style:style>
    <style:style style:name="T29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30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31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fo:color="#000000" style:font-name-complex="Calibri" style:font-size-asian="11pt" style:font-size-complex="11pt" style:font-weight-asian="normal" style:font-weight-complex="normal" style:font-style-asian="normal" style:font-style-complex="normal" style:text-position="-33% 58%"/>
    </style:style>
    <style:style style:name="T32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fo:color="#000000" style:font-name-complex="Calibri" style:font-size-asian="11pt" style:font-size-complex="11pt" style:font-weight-asian="normal" style:font-weight-complex="normal" style:font-style-asian="normal" style:font-style-complex="normal" style:text-position="0% 100%"/>
    </style:style>
    <style:style style:name="T33" style:family="text">
      <style:text-properties style:font-style-complex="normal" fo:color="#b75300" style:font-style-asian="normal" style:font-weight-complex="normal" style:font-weight-asian="normal" style:font-size-complex="11pt" style:font-size-asian="11pt" style:font-name-complex="Calibri" style:text-position="0% 100%" fo:text-shadow="none" style:text-outline="false" fo:font-style="normal" style:text-line-through-type="none" style:text-underline-style="none" style:text-underline-color="font-color" fo:font-weight="normal"/>
    </style:style>
    <style:style style:name="T34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text-position="0% 100%" fo:text-shadow="none" style:text-outline="false" fo:font-style="normal" style:text-line-through-type="none" style:text-underline-style="none" style:text-underline-color="font-color" fo:font-weight="normal" fo:color="#000000"/>
    </style:style>
    <style:style style:name="T35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text-position="0% 100%" fo:text-shadow="none" style:text-outline="false" fo:font-style="normal" style:text-line-through-type="none" style:text-underline-style="none" style:text-underline-color="font-color" fo:font-weight="normal" fo:color="#996600"/>
    </style:style>
    <style:style style:name="T36" style:family="text">
      <style:text-properties style:font-style-complex="normal" fo:color="#000000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fo:font-weight="normal"/>
    </style:style>
    <style:style style:name="T37" style:family="text">
      <style:text-properties style:font-style-complex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fo:font-weight="normal" fo:color="#b75300"/>
    </style:style>
    <style:style style:name="T38" style:family="text">
      <style:text-properties style:font-style-complex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fo:font-weight="normal" fo:color="#000000"/>
    </style:style>
    <style:style style:name="T39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 fo:color="#646464"/>
    </style:style>
    <style:style style:name="T41" style:family="text">
      <style:text-properties fo:color="#646464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fo:color="#646464" style:text-outline="false" fo:font-style="normal" style:text-line-through-type="none" style:text-underline-style="none" style:text-underline-color="font-color" fo:font-weight="normal" fo:font-size="11pt" fo:text-shadow="none"/>
    </style:style>
    <style:style style:name="T4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44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fo:color="#b753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4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4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512da8"/>
    </style:style>
    <style:style style:name="T4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000000"/>
    </style:style>
    <style:style style:name="T48" style:family="text">
      <style:text-properties fo:color="#be480a"/>
    </style:style>
    <style:style style:name="T49" style:family="text">
      <style:text-properties fo:color="#b85c00"/>
    </style:style>
    <style:style style:name="T50" style:family="text">
      <style:text-properties style:text-overline-style="none" style:text-overline-color="font-color" style:font-name="JetBrains Mono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51" style:family="text">
      <style:text-properties style:text-overline-style="none" style:text-overline-color="font-color" style:font-name="JetBrains Mono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e480a"/>
    </style:style>
    <style:style style:name="T52" style:family="text">
      <style:text-properties style:text-overline-style="none" style:text-overline-color="font-color" style:font-name="JetBrains Mono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53" style:family="text">
      <style:text-properties style:text-overline-style="none" style:text-overline-color="font-color" style:font-name="JetBrains Mono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54" style:family="text">
      <style:text-properties style:text-overline-style="none" style:text-overline-color="font-color" style:font-name="JetBrains Mono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800080"/>
    </style:style>
    <style:style style:name="T55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font-name="JetBrains Mono"/>
    </style:style>
    <style:style style:name="T56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font-name="JetBrains Mono" fo:color="#be480a"/>
    </style:style>
    <style:style style:name="T57" style:family="text">
      <style:text-properties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e480a"/>
    </style:style>
    <style:style style:name="T59" style:family="text">
      <style:text-properties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60" style:family="text">
      <style:text-properties fo:color="#666666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61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text-position="0% 100%" fo:color="#b75300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6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name="Calibri" style:use-window-font-color="true"/>
    </style:style>
    <style:style style:name="T6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name="Calibri" fo:color="#b47804"/>
    </style:style>
    <style:style style:name="T6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name="Calibri" fo:color="#55308d"/>
    </style:style>
    <style:style style:name="T65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style:use-window-font-color="true" fo:text-shadow="non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66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name="Calibri" fo:color="#b75300"/>
    </style:style>
    <style:style style:name="T67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68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name="Calibri" fo:color="#800080"/>
    </style:style>
    <style:style style:name="T69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name="Calibri" fo:color="#8d281e"/>
    </style:style>
    <style:style style:name="T7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7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800080"/>
    </style:style>
    <style:style style:name="T7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7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b75300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7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b47804"/>
    </style:style>
    <style:style style:name="T75" style:family="text">
      <style:text-properties fo:color="#468a1a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7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b85c00"/>
    </style:style>
    <style:style style:name="T77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78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fo:text-shadow="none"/>
    </style:style>
    <style:style style:name="T79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fo:text-shadow="none" fo:color="#8d281e"/>
    </style:style>
    <style:style style:name="T80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fo:text-shadow="none" style:use-window-font-color="true"/>
    </style:style>
    <style:style style:name="T81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fo:text-shadow="none"/>
    </style:style>
    <style:style style:name="T8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666666"/>
    </style:style>
    <style:style style:name="T83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fo:color="#b85c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84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style-complex="normal" style:use-window-font-color="true"/>
    </style:style>
    <style:style style:name="T85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style-complex="normal" fo:color="#b47804"/>
    </style:style>
    <style:style style:name="T86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87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style-complex="normal" fo:color="#b85c00"/>
    </style:style>
    <style:style style:name="T88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style-complex="normal" style:use-window-font-color="true"/>
    </style:style>
    <style:style style:name="T89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style-complex="normal" fo:color="#b47804"/>
    </style:style>
    <style:style style:name="T90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style-complex="normal" fo:color="#800080"/>
    </style:style>
    <style:style style:name="T91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92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style-complex="normal" fo:color="#b85c00"/>
    </style:style>
    <style:style style:name="T93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fo:text-shadow="none" fo:color="#b85c00"/>
    </style:style>
    <style:style style:name="T94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b85c00"/>
    </style:style>
    <style:style style:name="T95" style:family="text">
      <style:text-properties fo:color="#b85c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96" style:family="text">
      <style:text-properties style:font-name="Ubuntu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fo:text-shadow="none" fo:color="#b47804"/>
    </style:style>
    <style:style style:name="T9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b75300"/>
    </style:style>
    <style:style style:name="T99" style:family="text">
      <style:text-properties fo:color="#b47804"/>
    </style:style>
    <style:style style:name="T100" style:family="text">
      <style:text-properties style:text-position="-33% 58%"/>
    </style:style>
    <style:style style:name="T10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fo:color="#158466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/>
    </style:style>
    <style:style style:name="T10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/>
    </style:style>
    <style:style style:name="T10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 fo:color="#c9211e"/>
    </style:style>
    <style:style style:name="T104" style:family="text">
      <style:text-properties fo:color="#c9211e" style:font-name="Ubuntu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fo:color="#c9211e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/>
    </style:style>
    <style:style style:name="T10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 fo:color="#158466"/>
    </style:style>
    <style:style style:name="T107" style:family="text">
      <style:text-properties fo:color="#158466"/>
    </style:style>
    <style:style style:name="T108" style:family="text">
      <style:text-properties style:font-name="Ubuntu" style:language-complex="hi" style:country-complex="IN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c9211e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9" style:family="text">
      <style:text-properties style:font-name="Ubuntu" style:language-complex="hi" style:country-complex="IN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/>
    </style:style>
    <style:style style:name="T110" style:family="text">
      <style:text-properties fo:color="#158466" style:font-name="Ubuntu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8d281e"/>
    </style:style>
    <style:style style:name="T112" style:family="text">
      <style:text-properties fo:color="#158466" fo:font-weight="bold" style:font-weight-asian="bold" style:font-weight-complex="bold"/>
    </style:style>
    <style:style style:name="T113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5" style:family="text">
      <style:text-properties style:use-window-font-color="true" style:font-name="JetBrai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6" style:family="text">
      <style:text-properties fo:color="#c9211e" style:font-name="Liberation Sans" fo:font-size="10pt" fo:font-weight="normal" style:text-underline-style="none" style:text-underline-color="font-color" style:text-line-through-type="singl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7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use-window-font-color="true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8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75300"/>
    </style:style>
    <style:style style:name="T119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120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12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12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fo:color="#be480a"/>
    </style:style>
    <style:style style:name="T124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125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e480a"/>
    </style:style>
    <style:style style:name="T126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127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</office:automatic-styles>
  <office:body>
    <office:spreadsheet>
      <table:calculation-settings table:automatic-find-labels="false" table:use-regular-expressions="false" table:use-wildcards="true"/>
      <table:table table:name="Principles" table:style-name="ta1">
        <table:table-column table:style-name="co1" table:default-cell-style-name="ce33"/>
        <table:table-column table:style-name="co2" table:default-cell-style-name="ce33"/>
        <table:table-column table:style-name="co3" table:number-columns-repeated="1022" table:default-cell-style-name="ce33"/>
        <table:table-row table:style-name="ro1">
          <table:table-cell table:style-name="ce2" office:value-type="string" calcext:value-type="string">
            <text:p>Объектно-ориентированное программирование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3" office:value-type="string" calcext:value-type="string">
            <text:p>Абстракция данных</text:p>
          </table:table-cell>
          <table:table-cell table:style-name="ce3" office:value-type="string" calcext:value-type="string">
            <text:p>Абстрагирование означает <text:span text:style-name="T2">выделение значимой информации и исключение из рассмотрения незначимой</text:span>. </text:p>
            <text:p>В ООП рассматривают лишь абстракцию данных (нередко называя её просто «абстракцией»), подразумевая набор наиболее значимых характеристик объекта, доступных остальной программе.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Инкапсуляция</text:p>
          </table:table-cell>
          <table:table-cell table:style-name="ce3" office:value-type="string" calcext:value-type="string">
            <text:p>свойство системы, позволяющее <text:span text:style-name="T2">объединить данные и методы, работающие с ними, в классе. </text:span></text:p>
            <text:p>Одни языки (например, C++, Java или Ruby) <text:span text:style-name="T2">отождествляют инкапсуляцию с сокрытием,</text:span> но другие (Smalltalk, Eiffel, OCaml) различают эти понятия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Наследование</text:p>
          </table:table-cell>
          <table:table-cell table:style-name="ce3" office:value-type="string" calcext:value-type="string">
            <text:p>свойство системы, позволяющее<text:span text:style-name="T2"> описать новый класс на основе уже существующего с частично или полностью заимствованной функциональностью. </text:span></text:p>
            <text:p>Класс, от которого производится наследование, называется базовым, родительским или суперклассом. Новый класс — потомком, наследником, дочерним или производным классом.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Полиморфизм</text:p>
          </table:table-cell>
          <table:table-cell table:style-name="ce3" office:value-type="string" calcext:value-type="string">
            <text:p>Полиморфизм подтипов — свойство системы, позволяющее <text:span text:style-name="T2">использовать объекты с одинаковым интерфейсом без информации о типе и внутренней структуре объекта</text:span>.</text:p>
          </table:table-cell>
          <table:table-cell table:number-columns-repeated="1022"/>
        </table:table-row>
        <table:table-row table:style-name="ro1" table:number-rows-repeated="3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ООП SOLID</text:p>
          </table:table-cell>
          <table:table-cell table:style-name="ce1"/>
          <table:table-cell table:number-columns-repeated="1022"/>
        </table:table-row>
        <table:table-row table:style-name="ro5">
          <table:table-cell table:style-name="ce4" office:value-type="string" calcext:value-type="string">
            <text:p>S single responsibility principle</text:p>
          </table:table-cell>
          <table:table-cell table:style-name="ce4" office:value-type="string" calcext:value-type="string">
            <text:p>Для каждого класса должно быть определено<text:span text:style-name="T2"> единственное назначение</text:span>. </text:p>
            <text:p>Все ресурсы, необходимые для его осуществления, должны быть инкапсулированы в этот класс и подчинены только этой задаче.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O open–closed principle</text:p>
          </table:table-cell>
          <table:table-cell table:style-name="ce4" office:value-type="string" calcext:value-type="string">
            <text:p>программные сущности … должны быть <text:span text:style-name="T2">открыты для расширения, но закрыты для модификации</text:span>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L Liskov substitution principle</text:p>
          </table:table-cell>
          <table:table-cell table:style-name="ce4" office:value-type="string" calcext:value-type="string">
            <text:p><text:span text:style-name="T2">Объекты в программе должны быть заменяемыми на экземпляры их подтипов</text:span> без изменения правильности выполнения программы.</text:p>
            <text:p/>
            <text:p>Производный класс должен быть взаимозаменяем с родительским классом. 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I interface segregation principle</text:p>
          </table:table-cell>
          <table:table-cell table:style-name="ce4" office:value-type="string" calcext:value-type="string">
            <text:p><text:span text:style-name="T2">много интерфейсов, специально предназначенных для клиентов, </text:span>лучше, чем один интерфейс общего назначения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D dependency inversion principle</text:p>
          </table:table-cell>
          <table:table-cell table:style-name="ce4" office:value-type="string" calcext:value-type="string">
            <text:p><text:span text:style-name="T2">Зависимость на Абстракциях. Нет зависимости на что-то конкретное</text:span></text:p>
            <text:p>Низшие модули не должны зависеть от более высоких.</text:p>
          </table:table-cell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4">
          <table:table-cell table:style-name="ce1" office:value-type="string" calcext:value-type="string">
            <text:p>Шаблоны проектирования</text:p>
            <text:p>Порождающие</text:p>
          </table:table-cell>
          <table:table-cell table:style-name="ce1" office:value-type="string" calcext:value-type="string">
            <text:p>Фабрика, Строитель, Одиночка</text:p>
          </table:table-cell>
          <table:table-cell table:number-columns-repeated="1022"/>
        </table:table-row>
        <table:table-row table:style-name="ro5">
          <table:table-cell table:style-name="ce27" office:value-type="string" calcext:value-type="string">
            <text:p>1) <text:span text:style-name="T1">Фабричный метод</text:span></text:p>
          </table:table-cell>
          <table:table-cell table:style-name="ce4" office:value-type="string" calcext:value-type="string">
            <text:p>это порождающий паттерн проектирования, </text:p>
            <text:p><text:span text:style-name="T10">который определяет общий интерфейс для создания объектов в суперклассе, </text:span></text:p>
            <text:p><text:span text:style-name="T10">позволяя подклассам изменять тип создаваемых объектов.</text:span></text:p>
          </table:table-cell>
          <table:table-cell table:number-columns-repeated="1022"/>
        </table:table-row>
        <table:table-row table:style-name="ro6">
          <table:table-cell table:style-name="ce4" office:value-type="string" calcext:value-type="string">
            <text:p><text:span text:style-name="T2">2) </text:span><text:span text:style-name="T3">Одиночка </text:span></text:p>
            <text:p/>
            <text:p>Cкрываем конструктор по умолчанию и создаём публичный статический метод, который и будет контролировать жизненный цикл объекта-одиночки.</text:p>
            <text:p/>
            <text:p>Если у вас есть доступ к классу одиночки, значит, будет доступ и к этому статическому методу. Из какой точки кода вы бы его ни вызвали, он всегда будет отдавать один и тот же объект.</text:p>
          </table:table-cell>
          <table:table-cell table:style-name="ce4" office:value-type="string" calcext:value-type="string">
            <text:p>— это порождающий паттерн проектирования, </text:p>
            <text:p><text:span text:style-name="T11">который гарантирует, что у класса есть только один экземпляр,</text:span><text:span text:style-name="T2"> </text:span></text:p>
            <text:p>и предоставляет к нему глобальную точку доступа.</text:p>
            <text:p/>
            <text:p>Чаще всего это полезно для доступа к какому-то общему ресурсу, </text:p>
            <text:p>например, единое подключение к базе данных.</text:p>
            <text:p/>
            <text:p>Предоставляет глобальную точку доступа. Хранит в одном месте и код, который решает проблему №1, а также иметь к нему простой и доступный интерфейс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Одиночка применяется:</text:p>
          </table:table-cell>
          <table:table-cell table:style-name="ce4" office:value-type="string" calcext:value-type="string">
            <text:p>Когда в программе должен быть единственный экземпляр какого-то класса, доступный всем клиентам (например, <text:span text:style-name="T2">общий доступ к базе данных из разных частей программы</text:span>).</text:p>
            <text:p/>
            <text:p>Когда вам хочется иметь больше контроля над глобальными переменными. </text:p>
            <text:p>Объект всегда один, правится всё в нём.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Одиночка плох тем, что</text:p>
          </table:table-cell>
          <table:table-cell table:style-name="ce4" office:value-type="string" calcext:value-type="string">
            <text:p>Нарушает принцип единственной ответственности класса.</text:p>
            <text:p>Маскирует плохой дизайн.</text:p>
            <text:p>Проблемы мультипоточности.</text:p>
            <text:p>Требует постоянного создания Mock-объектов при юнит-тестировании.</text:p>
          </table:table-cell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3">
          <table:table-cell table:style-name="ce27" office:value-type="string" calcext:value-type="string">
            <text:p>3) <text:span text:style-name="T4">Строитель</text:span></text:p>
          </table:table-cell>
          <table:table-cell table:style-name="ce4" office:value-type="string" calcext:value-type="string">
            <text:p><text:span text:style-name="T12">Проблема</text:span>: создать инициатор сложного многослойного объекта для разных случаев.</text:p>
            <text:p>Решение 1: Для каждого случая свой подкласс. Много подклассов будет!</text:p>
            <text:p>Решение 2: один класс с одним __init__ и куууучей параметров, которые в 99% случаев будут простаивать.</text:p>
          </table:table-cell>
          <table:table-cell table:number-columns-repeated="1022"/>
        </table:table-row>
        <table:table-row table:style-name="ro3">
          <table:table-cell table:style-name="ce4"/>
          <table:table-cell table:style-name="ce4" office:value-type="string" calcext:value-type="string">
            <text:p>Паттерн Строитель предлагает </text:p>
            <text:p><text:span text:style-name="T13">вынести конструирование объекта за пределы его собственного класса, </text:span></text:p>
            <text:p><text:span text:style-name="T13">поручив это дело отдельным объектам, называемым строителями.</text:span></text:p>
            <text:p/>
          </table:table-cell>
          <table:table-cell table:number-columns-repeated="1022"/>
        </table:table-row>
        <table:table-row table:style-name="ro7">
          <table:table-cell table:style-name="ce4"/>
          <table:table-cell table:style-name="ce34" office:value-type="string" calcext:value-type="string">
            <text:p><text:span text:style-name="T14">Паттерн предлагает </text:span><text:span text:style-name="T15">разбить процесс конструирования объекта на отдельные шаги</text:span><text:span text:style-name="T16"> (например, построитьСтены, вставитьДвери и другие). </text:span></text:p>
            <text:p><text:span text:style-name="T5">Чтобы создать объект, вам нужно поочерёдно вызывать методы строителя. </text:span></text:p>
            <text:p/>
            <text:p><text:span text:style-name="T17">Причём</text:span><text:span text:style-name="T18"> </text:span><text:span text:style-name="T19">не нужно запускать все шаги, а только те, что нужны</text:span><text:span text:style-name="T20"> для производства объекта определённой конфигурации.</text:span></text:p>
          </table:table-cell>
          <table:table-cell table:number-columns-repeated="1022"/>
        </table:table-row>
        <table:table-row table:style-name="ro4">
          <table:table-cell table:style-name="ce4"/>
          <table:table-cell table:style-name="ce4" office:value-type="string" calcext:value-type="string">
            <text:p>Вы можете пойти дальше и выделить вызовы методов строителя в отдельный класс, называемый директором.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<text:span text:style-name="T5">Шаблоны проектирования</text:span></text:p>
            <text:p><text:span text:style-name="T5">Структурные</text:span></text:p>
          </table:table-cell>
          <table:table-cell table:style-name="ce1" office:value-type="string" calcext:value-type="string">
            <text:p><text:span text:style-name="T5">Декоратор, Фасад,</text:span></text:p>
            <text:p><text:span text:style-name="T5">Адаптер, Легковес,</text:span></text:p>
          </table:table-cell>
          <table:table-cell table:number-columns-repeated="1022"/>
        </table:table-row>
        <table:table-row table:style-name="ro5">
          <table:table-cell table:style-name="ce27" office:value-type="string" calcext:value-type="string">
            <text:p>4) <text:span text:style-name="T6">Декоратор</text:span></text:p>
            <text:p><text:span text:style-name="T6">(обёртка)</text:span></text:p>
          </table:table-cell>
          <table:table-cell table:style-name="ce4" office:value-type="string" calcext:value-type="string">
            <text:p> — это структурный паттерн проектирования, который позволяет </text:p>
            <text:p>динамически <text:span text:style-name="T21">добавлять объектам новую функциональность, </text:span></text:p>
            <text:p><text:span text:style-name="T21">оборачивая их в полезные «обёртки»</text:span><text:span text:style-name="T6">.</text:span>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4" office:value-type="string" calcext:value-type="string">
            <text:p>Декоратор <text:span text:style-name="T2">поддерживает рекурсивную вложенность</text:span>, чего не скажешь об Адаптере.</text:p>
          </table:table-cell>
          <table:table-cell table:number-columns-repeated="1022"/>
        </table:table-row>
        <table:table-row table:style-name="ro1" table:number-rows-repeated="3">
          <table:table-cell table:style-name="ce4" table:number-columns-repeated="2"/>
          <table:table-cell table:number-columns-repeated="1022"/>
        </table:table-row>
        <table:table-row table:style-name="ro8">
          <table:table-cell table:style-name="ce27" office:value-type="string" calcext:value-type="string">
            <text:p>5) <text:span text:style-name="T7">Фасад </text:span></text:p>
          </table:table-cell>
          <table:table-cell table:style-name="ce4" office:value-type="string" calcext:value-type="string">
            <text:p>— это структурный паттерн проектирования, </text:p>
            <text:p><text:span text:style-name="T11">который предоставляет простой интерфейс к сложной системе,</text:span><text:span text:style-name="T2"> </text:span></text:p>
            <text:p><text:span text:style-name="T2">содержащей много классов, большую библиотеку или фреймворк</text:span></text:p>
            <text:p/>
            <text:p><text:span text:style-name="T22">К примеру, программа, заливающая видео котиков в социальные сети, может использовать профессиональную библиотеку сжатия видео. Но все, что нужно клиентскому коду этой программы — простой метод encode(filename, format)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Фасад применим, когда</text:p>
          </table:table-cell>
          <table:table-cell table:style-name="ce34" office:value-type="string" calcext:value-type="string">
            <text:p>а) вам нужно <text:span text:style-name="T2">представить простой или урезанный интерфейс к сложной подсистеме</text:span>.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4" office:value-type="string" calcext:value-type="string">
            <text:p>б) вы хотите<text:span text:style-name="T7"> </text:span><text:span text:style-name="T11">разложить подсистему на отдельные слои</text:span><text:span text:style-name="T7">.</text:span></text:p>
            <text:p>Эти <text:span text:style-name="T11">слои могут МЕЖДУ СОБОЙ общатсья через фасады.</text:span> </text:p>
            <text:p/>
            <text:p>Например, фронт и бэк работают через API. </text:p>
            <text:p>Или разные части бэка - через брокеры сообщений.</text:p>
          </table:table-cell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7">
          <table:table-cell table:style-name="ce28" office:value-type="string" calcext:value-type="string">
            <text:p><text:span text:style-name="T8">6) </text:span>Адаптер </text:p>
          </table:table-cell>
          <table:table-cell table:style-name="ce4" office:value-type="string" calcext:value-type="string">
            <text:p><text:span text:style-name="T5">— это структурный паттерн проектирования, </text:span></text:p>
            <text:p><text:span text:style-name="T23">который</text:span><text:span text:style-name="T24"> </text:span><text:span text:style-name="T25">позволяет объектам с несовместимыми интерфейсами работать вместе.</text:span></text:p>
            <text:p/>
            <text:p><text:span text:style-name="T26">Это объект-переводчик, </text:span><text:span text:style-name="T27">который трансформирует интерфейс или данные одного объекта в такой вид, чтобы он стал понятен другому объекту.</text:span></text:p>
            <text:p/>
          </table:table-cell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7">
          <table:table-cell table:style-name="ce27" office:value-type="string" calcext:value-type="string">
            <text:p>7) <text:span text:style-name="T9">Легковес </text:span></text:p>
          </table:table-cell>
          <table:table-cell table:style-name="ce4" office:value-type="string" calcext:value-type="string">
            <text:p>— это структурный паттерн проектирования, который </text:p>
            <text:p>позволяет вместить бóльшее количество объектов в отведённую оперативную память.</text:p>
            <text:p/>
            <text:p>Легковес экономит память, <text:span text:style-name="T28">разделяя общее состояние объектов между собой, вместо хранения одинаковых данных в каждом объекте.</text:span></text:p>
            <text:p/>
          </table:table-cell>
          <table:table-cell table:number-columns-repeated="1022"/>
        </table:table-row>
        <table:table-row table:style-name="ro4">
          <table:table-cell table:style-name="ce4"/>
          <table:table-cell table:style-name="ce4" office:value-type="string" calcext:value-type="string">
            <text:p>Неизменяемые данные объекта принято называть «внутренним состоянием». </text:p>
            <text:p>Все остальные данные — это «внешнее состояние».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4" office:value-type="string" calcext:value-type="string">
            <text:p>Так как объекты легковесов будут использованы в разных контекстах, </text:p>
            <text:p>вы должны быть уверены в том, что их состояние невозможно изменить после создания. </text:p>
            <text:p/>
            <text:p><text:span text:style-name="T9">Всё внутреннее состояние легковес должен получать через параметры конструктора.</text:span> Он не должен иметь сеттеров и публичных полей.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<text:span text:style-name="T5">Шаблоны проектирования</text:span></text:p>
            <text:p><text:span text:style-name="T5">Поведенческие</text:span></text:p>
          </table:table-cell>
          <table:table-cell table:style-name="ce1" office:value-type="string" calcext:value-type="string">
            <text:p>Слушатель, 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8) <text:span text:style-name="T10">Наблюдатель</text:span> (слушатель)</text:p>
          </table:table-cell>
          <table:table-cell table:style-name="ce4" office:value-type="string" calcext:value-type="string">
            <text:p>— это поведенческий паттерн проектирования, </text:p>
            <text:p><text:span text:style-name="T10">который создаёт механизм подписки</text:span>, </text:p>
            <text:p>позволяющий одним объектам следить и реагировать на события, происходящие в других объектах.</text:p>
          </table:table-cell>
          <table:table-cell table:number-columns-repeated="1022"/>
        </table:table-row>
        <table:table-row table:style-name="ro4">
          <table:table-cell table:style-name="ce4"/>
          <table:table-cell table:style-name="ce36" office:value-type="string" calcext:value-type="string">
            <text:p>Создаётся канал с Издателем (или Издателями)</text:p>
            <text:p>и Подписчиком (или Подписчиками)</text:p>
          </table:table-cell>
          <table:table-cell table:number-columns-repeated="1022"/>
        </table:table-row>
        <table:table-row table:style-name="ro1" table:number-rows-repeated="9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SQL Transactions - ACID</text:p>
          </table:table-cell>
          <table:table-cell table:style-name="ce1"/>
          <table:table-cell table:number-columns-repeated="1022"/>
        </table:table-row>
        <table:table-row table:style-name="ro4">
          <table:table-cell table:style-name="ce4" office:value-type="string" calcext:value-type="string">
            <text:p>Atomicity — Атомарность</text:p>
          </table:table-cell>
          <table:table-cell table:style-name="ce4" office:value-type="string" calcext:value-type="string">
            <text:p>Атомарность гарантирует, что никакая транзакция не будет зафиксирована в системе частично. 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Consistency — Согласованность</text:p>
          </table:table-cell>
          <table:table-cell table:style-name="ce4" office:value-type="string" calcext:value-type="string">
            <text:p>Транзакция, достигающая своего нормального завершения (EOT — end of transaction, завершение транзакции) и тем самым фиксирующая свои результаты, сохраняет согласованность базы данных.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Isolation — Изолированность</text:p>
          </table:table-cell>
          <table:table-cell table:style-name="ce4" office:value-type="string" calcext:value-type="string">
            <text:p>Во время выполнения транзакции параллельные транзакции не должны оказывать влияния на её результат. 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Durability — Прочность</text:p>
          </table:table-cell>
          <table:table-cell table:style-name="ce4" office:value-type="string" calcext:value-type="string">
            <text:p>Независимо от проблем на нижних уровнях (к примеру, обесточивание системы или сбои в оборудовании) изменения, сделанные успешно завершённой транзакцией, должны остаться сохранёнными после возвращения системы в работу. </text:p>
          </table:table-cell>
          <table:table-cell table:number-columns-repeated="1022"/>
        </table:table-row>
        <table:table-row table:style-name="ro1" table:number-rows-repeated="2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SQL Нормальные формы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4" office:value-type="string" calcext:value-type="string">
            <text:p>1 нормальная форма</text:p>
          </table:table-cell>
          <table:table-cell table:style-name="ce4" office:value-type="string" calcext:value-type="string">
            <text:p>Атомарность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2 нормальная форма</text:p>
          </table:table-cell>
          <table:table-cell table:style-name="ce4" office:value-type="string" calcext:value-type="string">
            <text:p>Наличие первичного ключа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3 нормальная форма</text:p>
          </table:table-cell>
          <table:table-cell table:style-name="ce4" office:value-type="string" calcext:value-type="string">
            <text:p>Прямые зависимости от первичного ключа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4 нормальная форма</text:p>
          </table:table-cell>
          <table:table-cell table:style-name="ce4" office:value-type="string" calcext:value-type="string">
            <text:p>Единый тип зависимости</text:p>
          </table:table-cell>
          <table:table-cell table:number-columns-repeated="1022"/>
        </table:table-row>
        <table:table-row table:style-name="ro1" table:number-rows-repeated="3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Многопоточность</text:p>
          </table:table-cell>
          <table:table-cell table:style-name="ce2"/>
          <table:table-cell table:number-columns-repeated="1022"/>
        </table:table-row>
        <table:table-row table:style-name="ro4">
          <table:table-cell table:style-name="ce1" office:value-type="string" calcext:value-type="string">
            <text:p>Состояние гонки</text:p>
            <text:p>или неопределённость параллелизма</text:p>
          </table:table-cell>
          <table:table-cell table:style-name="ce1" office:value-type="string" calcext:value-type="string">
            <text:p>Ошибка из-за обращения к памяти одновременно 2 потоков БЕЗ лока (мьютекса)</text:p>
          </table:table-cell>
          <table:table-cell table:number-columns-repeated="1022"/>
        </table:table-row>
        <table:table-row table:style-name="ro7">
          <table:table-cell table:style-name="ce4" office:value-type="string" calcext:value-type="string">
            <text:p>х = 0</text:p>
            <text:p/>
            <text:p>// Поток 1:</text:p>
            <text:p>while (!stop):</text:p>
            <text:p>  x++;</text:p>
            <text:p>  </text:p>
          </table:table-cell>
          <table:table-cell table:style-name="ce4"/>
          <table:table-cell table:number-columns-repeated="1022"/>
        </table:table-row>
        <table:table-row table:style-name="ro8">
          <table:table-cell table:style-name="ce4" office:value-type="string" calcext:value-type="string">
            <text:p>// Поток 2:</text:p>
            <text:p>while (!stop):</text:p>
            <text:p>  if (x%2 == 0)</text:p>
            <text:p>      print("x=" + x);</text:p>
            <text:p>  …</text:p>
            <text:p/>
            <text:p/>
          </table:table-cell>
          <table:table-cell table:style-name="ce4" office:value-type="string" calcext:value-type="string">
            <text:p><text:span text:style-name="T5">1) Оператор if в потоке 2 проверяет x на чётность.</text:span></text:p>
            <text:p><text:span text:style-name="T5">2) Оператор «x++» в потоке 1 увеличивает x на единицу.</text:span></text:p>
            <text:p><text:span text:style-name="T5">3) Оператор вывода в потоке 2 выводит «x=1», хотя, казалось бы, переменная проверена на чётность.</text:span></text:p>
          </table:table-cell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5">
          <table:table-cell table:style-name="ce1" office:value-type="string" calcext:value-type="string">
            <text:p>Deadlock</text:p>
            <text:p>Взаи́мная блокиро́вка</text:p>
          </table:table-cell>
          <table:table-cell table:style-name="ce1" office:value-type="string" calcext:value-type="string">
            <text:p>Ошибка из-за обращения к 2 разным ячейкам памяти одновременно 2 потоков С локом (мьютексом), когда 1 ячейку берёт 1 поток, 2-ю - 2-й, </text:p>
            <text:p>но им обоим нужны 2 сразу.   И они оба стоят и ждут, когда вторая освободится.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Процесс 1</text:p>
          </table:table-cell>
          <table:table-cell table:style-name="ce29" office:value-type="string" calcext:value-type="string">
            <text:p>Процесс 2 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1" office:value-type="string" calcext:value-type="string">
            <text:p>Хочет захватить A и B, начинает с A</text:p>
          </table:table-cell>
          <table:table-cell table:style-name="ce31" office:value-type="string" calcext:value-type="string">
            <text:p>Хочет захватить A и B, начинает с B 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1" office:value-type="string" calcext:value-type="string">
            <text:p>Захватывает ресурс A</text:p>
          </table:table-cell>
          <table:table-cell table:style-name="ce31" office:value-type="string" calcext:value-type="string">
            <text:p>Захватывает ресурс B 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1" office:value-type="string" calcext:value-type="string">
            <text:p>Ожидает освобождения ресурса B</text:p>
          </table:table-cell>
          <table:table-cell table:style-name="ce31" office:value-type="string" calcext:value-type="string">
            <text:p>Ожидает освобождения ресурса A 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2" office:value-type="string" calcext:value-type="string" table:number-columns-spanned="2" table:number-rows-spanned="1">
            <text:p>Взаимная блокировка</text:p>
          </table:table-cell>
          <table:covered-table-cell table:style-name="ce31"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Главная проблема Deadlock</text:p>
          </table:table-cell>
          <table:table-cell table:style-name="ce4" office:value-type="string" calcext:value-type="string">
            <text:p>Ошибка плавающая - она то есть, то нет. <text:s/>Отловить на дебаге сложно!</text:p>
          </table:table-cell>
          <table:table-cell table:number-columns-repeated="1022"/>
        </table:table-row>
        <table:table-row table:style-name="ro1" table:number-rows-repeated="4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HTTP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4" office:value-type="string" calcext:value-type="string">
            <text:p>Типы запросов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GET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PUT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DELETE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HEA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OPTIONS</text:p>
          </table:table-cell>
          <table:table-cell table:style-name="ce4"/>
          <table:table-cell table:number-columns-repeated="1022"/>
        </table:table-row>
        <table:table-row table:style-name="ro1" table:number-rows-repeated="4">
          <table:table-cell table:style-name="ce4" table:number-columns-repeated="2"/>
          <table:table-cell table:number-columns-repeated="1022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Structures" table:style-name="ta1">
        <table:table-column table:style-name="co4" table:default-cell-style-name="ce22"/>
        <table:table-column table:style-name="co5" table:default-cell-style-name="ce22"/>
        <table:table-column table:style-name="co3" table:number-columns-repeated="1022" table:default-cell-style-name="ce22"/>
        <table:table-row table:style-name="ro1">
          <table:table-cell table:style-name="ce9" office:value-type="string" calcext:value-type="string">
            <text:p>Стэк</text:p>
          </table:table-cell>
          <table:table-cell table:style-name="ce9"/>
          <table:table-cell table:number-columns-repeated="1022"/>
        </table:table-row>
        <table:table-row table:style-name="ro9">
          <table:table-cell table:style-name="ce11" office:value-type="string" calcext:value-type="string">
            <text:p>LIFO (“Last in – first out”)</text:p>
          </table:table-cell>
          <table:table-cell table:style-name="ce11" office:value-type="string" calcext:value-type="string">
            <text:p>Принцип стопки тарелок.</text:p>
            <text:p>Последний сверху - первый на выход.</text:p>
          </table:table-cell>
          <table:table-cell table:number-columns-repeated="1022"/>
        </table:table-row>
        <table:table-row table:style-name="ro10">
          <table:table-cell table:style-name="ce11" office:value-type="string" calcext:value-type="string">
            <text:p>PUSH</text:p>
            <text:p/>
            <text:p/>
          </table:table-cell>
          <table:table-cell table:style-name="ce11" office:value-type="string" calcext:value-type="string">
            <text:p>кладёт элемент на вершину стека</text:p>
          </table:table-cell>
          <table:table-cell table:number-columns-repeated="1022"/>
        </table:table-row>
        <table:table-row table:style-name="ro9">
          <table:table-cell table:style-name="ce11" office:value-type="string" calcext:value-type="string">
            <text:p>POP</text:p>
          </table:table-cell>
          <table:table-cell table:style-name="ce11" office:value-type="string" calcext:value-type="string">
            <text:p>снимает элемент с вершины стека, перемещая вершину к следующему элементу</text:p>
          </table:table-cell>
          <table:table-cell table:number-columns-repeated="1022"/>
        </table:table-row>
        <table:table-row table:style-name="ro1" table:number-rows-repeated="3">
          <table:table-cell table:style-name="ce11" table:number-columns-repeated="2"/>
          <table:table-cell table:number-columns-repeated="1022"/>
        </table:table-row>
        <table:table-row table:style-name="ro11">
          <table:table-cell table:style-name="ce9" office:value-type="string" calcext:value-type="string">
            <text:p>Связный список</text:p>
            <text:p><text:a xlink:href="https://intuit.ru/studies/curriculums/19752/courses/539/lecture/12151?page=2" xlink:type="simple">https://intuit.ru/studies/curriculums/19752/courses/539/lecture/12151?page=2</text:a></text:p>
          </table:table-cell>
          <table:table-cell table:style-name="ce9" office:value-type="string" calcext:value-type="string">
            <text:p>Обычно подразумевает <text:span text:style-name="T2">как класс ноды с 2-3</text:span> атрибутами - значнеие, ссылка на следующий, ссылка на предыдущий.</text:p>
            <text:p><text:span text:style-name="T2">Так и класс с общей инофй</text:span>: ссылка на первый элемент, последний, текущий, число элементов.</text:p>
            <text:p/>
          </table:table-cell>
          <table:table-cell table:number-columns-repeated="1022"/>
        </table:table-row>
        <table:table-row table:style-name="ro12">
          <table:table-cell table:style-name="ce11" office:value-type="string" calcext:value-type="string">
            <text:p>Вставка в позицию курсора <text:s/>put_right, put_left <text:s/></text:p>
          </table:table-cell>
          <table:table-cell table:style-name="ce11" office:value-type="string" calcext:value-type="string">
            <text:p>O(1)  </text:p>
            <text:p><text:span text:style-name="T5">Для операции слева от курсора сложность О(1) требует атрибута previous</text:span></text:p>
          </table:table-cell>
          <table:table-cell table:number-columns-repeated="1022"/>
        </table:table-row>
        <table:table-row table:style-name="ro9">
          <table:table-cell table:style-name="ce11" office:value-type="string" calcext:value-type="string">
            <text:p>Удаление в позиции курсора <text:s/>remove_right, remove <text:s/></text:p>
          </table:table-cell>
          <table:table-cell table:style-name="ce11" office:value-type="string" calcext:value-type="string">
            <text:p>O(1)  </text:p>
            <text:p>remove_left имеет сложность O(n)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Передвинуть курсор к первому элементу <text:s/>start <text:s/></text:p>
          </table:table-cell>
          <table:table-cell table:style-name="ce11" office:value-type="string" calcext:value-type="string">
            <text:p>O(1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Передвинуть курсор к последнему элементу <text:s/>finish <text:s/></text:p>
          </table:table-cell>
          <table:table-cell table:style-name="ce13" office:value-type="string" calcext:value-type="string">
            <text:p>O(n) <text:s/>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Передвинуть курсор на шаг вправо <text:s/>forth</text:p>
          </table:table-cell>
          <table:table-cell table:style-name="ce11" office:value-type="string" calcext:value-type="string">
            <text:p>O(1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Передвинуть курсор на шаг влево <text:s/>back <text:s/></text:p>
          </table:table-cell>
          <table:table-cell table:style-name="ce13" office:value-type="string" calcext:value-type="string">
            <text:p>O(n) <text:s/></text:p>
          </table:table-cell>
          <table:table-cell table:number-columns-repeated="1022"/>
        </table:table-row>
        <table:table-row table:style-name="ro1">
          <table:table-cell table:style-name="ce11" table:number-columns-repeated="2"/>
          <table:table-cell table:number-columns-repeated="1022"/>
        </table:table-row>
        <table:table-row table:style-name="ro1">
          <table:table-cell table:style-name="ce13" office:value-type="string" calcext:value-type="string">
            <text:p>Вставка в конец, если курсора там нет <text:s/>extend </text:p>
          </table:table-cell>
          <table:table-cell table:style-name="ce13" office:value-type="string" calcext:value-type="string">
            <text:p>O(n) <text:s/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Поиск <text:s/>search, has</text:p>
          </table:table-cell>
          <table:table-cell table:style-name="ce13" office:value-type="string" calcext:value-type="string">
            <text:p>O(n) <text:s/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Обращение <text:s/>reverse</text:p>
          </table:table-cell>
          <table:table-cell table:style-name="ce13" office:value-type="string" calcext:value-type="string">
            <text:p>O(n) <text:s/></text:p>
          </table:table-cell>
          <table:table-cell table:number-columns-repeated="1022"/>
        </table:table-row>
        <table:table-row table:style-name="ro1" table:number-rows-repeated="2">
          <table:table-cell table:style-name="ce11" table:number-columns-repeated="2"/>
          <table:table-cell table:number-columns-repeated="1022"/>
        </table:table-row>
        <table:table-row table:style-name="ro1">
          <table:table-cell table:style-name="ce14" office:value-type="string" calcext:value-type="string">
            <text:p>Линейная скорость вычислений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5" office:value-type="string" calcext:value-type="string">
            <text:p>О(n)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table:number-columns-repeated="2"/>
          <table:table-cell table:number-columns-repeated="1022"/>
        </table:table-row>
        <table:table-row table:style-name="ro11">
          <table:table-cell table:style-name="ce16" office:value-type="string" calcext:value-type="string">
            <text:p><text:span text:style-name="T29">Бинарный поиск</text:span></text:p>
            <text:p><text:span text:style-name="T30">O(log </text:span><text:span text:style-name="T31">2</text:span><text:span text:style-name="T32"> n)</text:span></text:p>
          </table:table-cell>
          <table:table-cell table:style-name="ce16" office:value-type="string" calcext:value-type="string">
            <text:p>РЕЩАЕТСЯ РЕКУРСИЕЙ!</text:p>
            <text:p>Делим массив пополам</text:p>
            <text:p>сравниваем искомое число с серединой </text:p>
            <text:p>- понимаем, в какой половине искомое число.</text:p>
            <text:p>Берём эту половину, делим её пополам и т. д.</text:p>
          </table:table-cell>
          <table:table-cell table:number-columns-repeated="1022"/>
        </table:table-row>
        <table:table-row table:style-name="ro13">
          <table:table-cell table:style-name="ce17" office:value-type="string" calcext:value-type="string">
            <text:p><text:span text:style-name="T33">def</text:span><text:span text:style-name="T34"> </text:span><text:span text:style-name="T35">binary_search</text:span><text:span text:style-name="T34">(list1, low, high, n):  </text:span></text:p>
            <text:p><text:span text:style-name="T36">  </text:span><text:span text:style-name="T37"> if</text:span><text:span text:style-name="T38"> low  n:  </text:span></text:p>
            <text:p><text:span text:style-name="T36">         </text:span><text:span text:style-name="T37">return</text:span><text:span text:style-name="T38"> binary_search(list1, low, mid - 1, n)  </text:span></text:p>
            <text:p><text:span text:style-name="T39"> </text:span></text:p>
            <text:p><text:span text:style-name="T39">      </text:span><text:span text:style-name="T40"># Else the search moves to the right sublist1 </text:span></text:p>
            <text:p><text:span text:style-name="T36">      </text:span><text:span text:style-name="T37">else</text:span><text:span text:style-name="T38">:  </text:span></text:p>
            <text:p><text:span text:style-name="T36">         </text:span><text:span text:style-name="T37">return</text:span><text:span text:style-name="T38"> binary_search(list1, mid + 1, high, n)  </text:span></text:p>
            <text:p><text:span text:style-name="T39"> </text:span></text:p>
            <text:p><text:span text:style-name="T36">   </text:span><text:span text:style-name="T37">else</text:span><text:span text:style-name="T38">:  </text:span></text:p>
            <text:p><text:span text:style-name="T39">      # Element is not available in the list1 </text:span></text:p>
            <text:p><text:span text:style-name="T36">      </text:span><text:span text:style-name="T37">return</text:span><text:span text:style-name="T38"> -1 </text:span></text:p>
            <text:p><text:span text:style-name="T39"> </text:span></text:p>
            <text:p><text:span text:style-name="T41"># Test list1ay  </text:span></text:p>
            <text:p><text:span text:style-name="T39">list1 = [12, 24, 32, 39, 45, 50, 54] </text:span></text:p>
            <text:p><text:span text:style-name="T39">n = 32 </text:span></text:p>
            <text:p/>
          </table:table-cell>
          <table:table-cell table:style-name="ce18" office:value-type="string" calcext:value-type="string">
            <text:p># Python program for recursive binary search. </text:p>
            <text:p># Returns index position of n in list1 if present, otherwise -1 </text:p>
          </table:table-cell>
          <table:table-cell table:number-columns-repeated="1022"/>
        </table:table-row>
        <table:table-row table:style-name="ro14">
          <table:table-cell table:style-name="ce18" office:value-type="string" calcext:value-type="string">
            <text:p><text:span text:style-name="T42"> # Function call </text:span><text:span text:style-name="T43"> </text:span></text:p>
            <text:p><text:span text:style-name="T29">res = binary_search(list1, 0, len(list1)-1, n)  </text:span></text:p>
            <text:p><text:span text:style-name="T29"> </text:span></text:p>
            <text:p><text:span text:style-name="T44">if</text:span><text:span text:style-name="T43"> res != -1:  </text:span></text:p>
            <text:p><text:span text:style-name="T45">   </text:span><text:span text:style-name="T46">print</text:span><text:span text:style-name="T47">("Element is present at index", str(res)) </text:span></text:p>
            <text:p><text:span text:style-name="T44">else</text:span><text:span text:style-name="T43">:  </text:span></text:p>
            <text:p><text:span text:style-name="T45">   </text:span><text:span text:style-name="T46">print</text:span><text:span text:style-name="T47">("Element is not present in list1") </text:span></text:p>
          </table:table-cell>
          <table:table-cell table:style-name="ce19"/>
          <table:table-cell table:number-columns-repeated="1022"/>
        </table:table-row>
        <table:table-row table:style-name="ro15">
          <table:table-cell table:style-name="ce58" office:value-type="string" calcext:value-type="string">
            <text:p>def search(nums, target):    </text:p>
            <text:p>    first = 0    </text:p>
            <text:p>    length = len(nums)    </text:p>
            <text:p>    last = length    </text:p>
            <text:p>    while length &gt; 0:</text:p>
            <text:p>        center = (first + last) // 2</text:p>
            <text:p>        if target == nums[center]:</text:p>
            <text:p>            return center</text:p>
            <text:p>        if target &gt; nums[center]:</text:p>
            <text:p>            first = center + 1</text:p>
            <text:p>        else:</text:p>
            <text:p>            last = center</text:p>
            <text:p>        length = last - first</text:p>
            <text:p>    return -1</text:p>
          </table:table-cell>
          <table:table-cell table:style-name="ce15" office:value-type="string" calcext:value-type="string">
            <text:p>обычный бинарный поиск. O(log <text:span text:style-name="T100">2</text:span> n)</text:p>
            <text:p/>
            <text:p>НЕ ДЕЛАЕМ НОВЫХ ЛИСТОВ,</text:p>
            <text:p>работаем только с индексами</text:p>
            <text:p/>
            <text:p/>
            <text:p/>
            <text:p/>
            <text:p/>
            <text:p>получение элкмента по индексу из листа имеет сложность O(1)</text:p>
          </table:table-cell>
          <table:table-cell table:number-columns-repeated="1022"/>
        </table:table-row>
        <table:table-row table:style-name="ro15">
          <table:table-cell table:style-name="ce58" office:value-type="string" calcext:value-type="string">
            <text:p><text:span text:style-name="T48">def</text:span> <text:span text:style-name="T49">guessNumber</text:span>(finish, start=1):</text:p>
            <text:p>        center = (finish + start) // 2</text:p>
            <text:p>        result = <text:span text:style-name="T1">guess</text:span>(center)</text:p>
            <text:p/>
            <text:p>        <text:span text:style-name="T48">if</text:span> result == -1:</text:p>
            <text:p><text:span text:style-name="T50">            </text:span><text:span text:style-name="T51">return</text:span> guessNumber(center - 1)</text:p>
            <text:p>        <text:span text:style-name="T48">elif</text:span> result == 1:</text:p>
            <text:p><text:span text:style-name="T50">            </text:span><text:span text:style-name="T51">return</text:span> guessNumber(finish, center + 1)</text:p>
            <text:p><text:span text:style-name="T50">        </text:span><text:span text:style-name="T51">elif</text:span> result == 0:</text:p>
            <text:p><text:span text:style-name="T50">            </text:span><text:span text:style-name="T51">return</text:span> center</text:p>
            <text:p/>
            <text:p><text:span text:style-name="T50">        </text:span><text:span text:style-name="T51">if</text:span> finish == start:</text:p>
            <text:p>            <text:span text:style-name="T48">return</text:span> finish</text:p>
          </table:table-cell>
          <table:table-cell table:style-name="ce15" office:value-type="string" calcext:value-type="string">
            <text:p>"Угадай число".</text:p>
            <text:p>метод guess - это API, выдающее -1, 1 или 0  на аш вариант при угадывании. -1, если загаданное число меньше, 1, если больше, 0 - если угадали.</text:p>
          </table:table-cell>
          <table:table-cell table:number-columns-repeated="1022"/>
        </table:table-row>
        <table:table-row table:style-name="ro16">
          <table:table-cell table:style-name="ce58" office:value-type="string" calcext:value-type="string">
            <text:p><text:span text:style-name="T48">class</text:span> Solution(object):</text:p>
            <text:p>    <text:span text:style-name="T48">def</text:span> searchValue(<text:span text:style-name="T1">self</text:span>, row, target):</text:p>
            <text:p><text:span text:style-name="T50">        </text:span><text:span text:style-name="T51">if</text:span> not row:</text:p>
            <text:p><text:span text:style-name="T50">            </text:span><text:span text:style-name="T51">return</text:span> False</text:p>
            <text:p>        center_index = len(row) // 2</text:p>
            <text:p>        center = row[center_index]</text:p>
            <text:p><text:span text:style-name="T50">        </text:span><text:span text:style-name="T51">if</text:span> target &gt; center:</text:p>
            <text:p><text:span text:style-name="T50">            </text:span><text:span text:style-name="T51">return</text:span> <text:span text:style-name="T1">self</text:span>.searchValue(row[center_index + 1:], target)</text:p>
            <text:p><text:span text:style-name="T50">        </text:span><text:span text:style-name="T51">elif</text:span> target &lt; center:</text:p>
            <text:p><text:span text:style-name="T50">            </text:span><text:span text:style-name="T51">return</text:span> <text:span text:style-name="T1">self</text:span>.searchValue(row[:center_index], target)</text:p>
            <text:p>        <text:span text:style-name="T48">elif</text:span> target == center:</text:p>
            <text:p>            <text:span text:style-name="T48">return</text:span> True</text:p>
            <text:p/>
            <text:p>    </text:p>
          </table:table-cell>
          <table:table-cell table:style-name="ce15" office:value-type="string" calcext:value-type="string">
            <text:p>Поиск по сортированной матрице:</text:p>
            <text:p/>
            <text:p>2) А потом ТОЛЬКО ПО ЭТОМУ РЯДУ проводим бинарный поиск</text:p>
          </table:table-cell>
          <table:table-cell table:number-columns-repeated="1022"/>
        </table:table-row>
        <table:table-row table:style-name="ro17">
          <table:table-cell table:style-name="ce58" office:value-type="string" calcext:value-type="string">
            <text:p><text:span text:style-name="T52">    </text:span><text:span text:style-name="T53">def</text:span><text:span text:style-name="T52"> searchMatrix(</text:span><text:span text:style-name="T54">self</text:span><text:span text:style-name="T52">, matrix, target):</text:span></text:p>
            <text:p><text:span text:style-name="T55">        enders = (row[-1] for row </text:span><text:span text:style-name="T56">in</text:span><text:span text:style-name="T55"> matrix)</text:span></text:p>
            <text:p><text:span text:style-name="T57">        </text:span><text:span text:style-name="T58">for</text:span><text:span text:style-name="T57"> matrix_index, row_end </text:span><text:span text:style-name="T58">in</text:span><text:span text:style-name="T57"> </text:span><text:span text:style-name="T59">enumerate</text:span><text:span text:style-name="T57">(enders):</text:span></text:p>
            <text:p><text:span text:style-name="T55">            </text:span><text:span text:style-name="T56">if</text:span><text:span text:style-name="T55"> target &gt; row_end:</text:span></text:p>
            <text:p><text:span text:style-name="T50">                </text:span><text:span text:style-name="T51">continue</text:span></text:p>
            <text:p><text:span text:style-name="T55">            </text:span><text:span text:style-name="T56">return</text:span><text:span text:style-name="T55"> self.searchValue(matrix[matrix_index], target)</text:span></text:p>
          </table:table-cell>
          <table:table-cell table:style-name="ce15" office:value-type="string" calcext:value-type="string">
            <text:p>1) Сначала находим ряд, в котором может быть наш элемент</text:p>
            <text:p/>
            <text:p>Runtime: 24 ms, <text:span text:style-name="T11">faster than 95.82%</text:span> of Python online submissions for Search a 2D Matrix.</text:p>
            <text:p>Memory Usage: 13.9 MB, <text:span text:style-name="T2">less than 21.76%</text:span> of Python online submissions for Search a 2D Matrix.</text:p>
          </table:table-cell>
          <table:table-cell table:number-columns-repeated="1022"/>
        </table:table-row>
        <table:table-row table:style-name="ro15">
          <table:table-cell table:style-name="ce58"/>
          <table:table-cell table:style-name="ce15"/>
          <table:table-cell table:number-columns-repeated="1022"/>
        </table:table-row>
        <table:table-row table:style-name="ro18">
          <table:table-cell table:style-name="ce60" office:value-type="string" calcext:value-type="string">
            <text:p>Массивы против списков</text:p>
          </table:table-cell>
          <table:table-cell table:style-name="ce37"/>
          <table:table-cell table:number-columns-repeated="1022"/>
        </table:table-row>
        <table:table-row table:style-name="ro1">
          <table:table-cell table:style-name="ce15" office:value-type="string" calcext:value-type="string">
            <text:p>ЧТЕНИЕ</text:p>
          </table:table-cell>
          <table:table-cell table:style-name="ce15" office:value-type="string" calcext:value-type="string">
            <text:p><text:span text:style-name="T101">Массивы O(1) </text:span><text:span text:style-name="T102"> - </text:span><text:span text:style-name="T103">Списки O</text:span><text:span text:style-name="T12">(n)</text:span>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ВСТАВКА в середину</text:p>
          </table:table-cell>
          <table:table-cell table:style-name="ce38" office:value-type="string" calcext:value-type="string">
            <text:p><text:span text:style-name="T104">Массивы O(n)  - Списки O</text:span>(n)</text:p>
          </table:table-cell>
          <table:table-cell table:number-columns-repeated="1022"/>
        </table:table-row>
        <table:table-row table:style-name="ro9">
          <table:table-cell table:style-name="ce15" office:value-type="string" calcext:value-type="string">
            <text:p>ВСТАВКА в начало/конец</text:p>
          </table:table-cell>
          <table:table-cell table:style-name="ce38" office:value-type="string" calcext:value-type="string">
            <text:p><text:span text:style-name="T105">Массивы O</text:span><text:span text:style-name="T102">(n)  - </text:span><text:span text:style-name="T106">Списки O</text:span><text:span text:style-name="T107">(1), если сохранены ссылки на первый и последний элементы… И для последнего есть атрибут prev</text:span></text:p>
          </table:table-cell>
          <table:table-cell table:number-columns-repeated="1022"/>
        </table:table-row>
        <table:table-row table:style-name="ro9">
          <table:table-cell table:style-name="ce15" office:value-type="string" calcext:value-type="string">
            <text:p>УДАЛЕНИЕ</text:p>
          </table:table-cell>
          <table:table-cell table:style-name="ce15" office:value-type="string" calcext:value-type="string">
            <text:p><text:span text:style-name="T108">Массивы O(n)  - </text:span><text:span text:style-name="T109">Списки O(1), если сохранены ссылки на первый и последний элементы…</text:span></text:p>
          </table:table-cell>
          <table:table-cell table:number-columns-repeated="1022"/>
        </table:table-row>
        <table:table-row table:style-name="ro9">
          <table:table-cell table:style-name="ce15" office:value-type="string" calcext:value-type="string">
            <text:p>ДОСТУП К ЦЕНТРАЛЬНЫМ ЭЛЕМЕНТАМ</text:p>
          </table:table-cell>
          <table:table-cell table:style-name="ce15" office:value-type="string" calcext:value-type="string">
            <text:p><text:span text:style-name="T110">Массивы: Произвольный</text:span></text:p>
            <text:p><text:span text:style-name="T104"> - Списки: Последовательный</text:span></text:p>
          </table:table-cell>
          <table:table-cell table:number-columns-repeated="1022"/>
        </table:table-row>
        <table:table-row table:style-name="ro1">
          <table:table-cell table:style-name="ce15" table:number-columns-repeated="2"/>
          <table:table-cell table:number-columns-repeated="1022"/>
        </table:table-row>
        <table:table-row table:style-name="ro19">
          <table:table-cell table:style-name="ce15" office:value-type="string" calcext:value-type="string">
            <text:p>В facebook для хранения имён пользователей используется МАССИВ СВЯЗНЫХ СПИСКОВ.</text:p>
          </table:table-cell>
          <table:table-cell table:style-name="ce15" office:value-type="string" calcext:value-type="string">
            <text:p>Массив из 26 элементов - На каждую букву алфавита, имеет ссылку на связный список.</text:p>
            <text:p/>
            <text:p>Добавление элемента происходит по O(1), так как мы тут же находим нужную букву и просто создаём новый элемент списка.</text:p>
            <text:p/>
            <text:p>Но и поиск быстрее чем в простом связном списке. Так как пробегать надо лишь по 1 букве, а не по всей базе имён.</text:p>
          </table:table-cell>
          <table:table-cell table:number-columns-repeated="1022"/>
        </table:table-row>
        <table:table-row table:style-name="ro1" table:number-rows-repeated="2">
          <table:table-cell table:style-name="ce15" table:number-columns-repeated="2"/>
          <table:table-cell table:number-columns-repeated="1022"/>
        </table:table-row>
        <table:table-row table:style-name="ro10">
          <table:table-cell table:style-name="ce16" office:value-type="string" calcext:value-type="string">
            <text:p>LinkedLists</text:p>
          </table:table-cell>
          <table:table-cell table:style-name="ce16" office:value-type="string" calcext:value-type="string">
            <text:p>Разбросанные по памяти отдельные объекты, </text:p>
            <text:p>имеющие 2 атрибута: значение - val</text:p>
            <text:p>и next - ссылка на следующий такой же объект.</text:p>
          </table:table-cell>
          <table:table-cell table:number-columns-repeated="1022"/>
        </table:table-row>
        <table:table-row table:style-name="ro20">
          <table:table-cell table:style-name="ce20" office:value-type="string" calcext:value-type="string">
            <text:p><text:span text:style-name="T60"># Definition for singly-linked list.</text:span></text:p>
            <text:p><text:span text:style-name="T61">class</text:span><text:span text:style-name="T62"> </text:span><text:span text:style-name="T63">ListNode</text:span><text:span text:style-name="T62">(</text:span><text:span text:style-name="T64">object</text:span><text:span text:style-name="T62">):</text:span></text:p>
            <text:p><text:span text:style-name="T65">    </text:span><text:span text:style-name="T66">def</text:span><text:span text:style-name="T67"> </text:span><text:span text:style-name="T68">__init__</text:span><text:span text:style-name="T67">(</text:span><text:span text:style-name="T68">self</text:span><text:span text:style-name="T67">, </text:span><text:span text:style-name="T69">val</text:span><text:span text:style-name="T67">=0, </text:span><text:span text:style-name="T69">next</text:span><text:span text:style-name="T67">=None):</text:span></text:p>
            <text:p><text:span text:style-name="T70">        </text:span><text:span text:style-name="T71">self</text:span><text:span text:style-name="T72">.val = val</text:span></text:p>
            <text:p><text:span text:style-name="T70">        </text:span><text:span text:style-name="T71">self</text:span><text:span text:style-name="T72">.next = next</text:span></text:p>
          </table:table-cell>
          <table:table-cell table:style-name="ce23" office:value-type="string" calcext:value-type="string">
            <text:p><text:span text:style-name="T29">LinkedList не существует в памяти как единый объект,</text:span></text:p>
            <text:p><text:span text:style-name="T45">каждый раз мы имеем дело только с 1 звеном в цепи - с </text:span><text:span text:style-name="T74">ListNode</text:span><text:span text:style-name="T47">.  </text:span></text:p>
            <text:p/>
            <text:p><text:span text:style-name="T29">И можем переключаться от 1 к другому.</text:span></text:p>
            <text:p><text:span text:style-name="T29">Если он двунаправленный, </text:span></text:p>
            <text:p><text:span text:style-name="T45">то у него ещё есть атрибут </text:span><text:span text:style-name="T111">prev</text:span><text:span text:style-name="T47"> - ссылка на предыдущий элемент.</text:span></text:p>
          </table:table-cell>
          <table:table-cell table:number-columns-repeated="1022"/>
        </table:table-row>
        <table:table-row table:style-name="ro21">
          <table:table-cell table:style-name="ce19" office:value-type="string" calcext:value-type="string">
            <text:p><text:span text:style-name="T61">class</text:span><text:span text:style-name="T62"> </text:span><text:span text:style-name="T63">Solution</text:span><text:span text:style-name="T62">(</text:span><text:span text:style-name="T64">object</text:span><text:span text:style-name="T62">):</text:span></text:p>
            <text:p><text:span text:style-name="T73">    def </text:span><text:span text:style-name="T74">reverseList</text:span><text:span text:style-name="T72">(self, head):</text:span></text:p>
            <text:p><text:span text:style-name="T75">        """</text:span></text:p>
            <text:p><text:span text:style-name="T75">        :type head: ListNode</text:span></text:p>
            <text:p><text:span text:style-name="T75">        :rtype: ListNode</text:span></text:p>
            <text:p><text:span text:style-name="T75">        """</text:span></text:p>
            <text:p><text:span text:style-name="T70">        </text:span><text:span text:style-name="T76">if</text:span><text:span text:style-name="T72"> not head:</text:span></text:p>
            <text:p><text:span text:style-name="T70">            </text:span><text:span text:style-name="T76">return</text:span><text:span text:style-name="T72"> None</text:span></text:p>
            <text:p><text:span text:style-name="T77">        </text:span></text:p>
            <text:p><text:span text:style-name="T60">        # Создаём последний элемент рев-листа из нашего 1-го</text:span></text:p>
            <text:p><text:span text:style-name="T78">        result = ListNode(</text:span><text:span text:style-name="T79">val</text:span><text:span text:style-name="T80">=head.val, </text:span><text:span text:style-name="T79">next</text:span><text:span text:style-name="T80">=None)</text:span></text:p>
            <text:p/>
            <text:p><text:span text:style-name="T81">        </text:span><text:span text:style-name="T82"># Цикл по элементам LinkedList</text:span></text:p>
            <text:p><text:span text:style-name="T70">        </text:span><text:span text:style-name="T76">while</text:span><text:span text:style-name="T72"> head.next:</text:span></text:p>
            <text:p><text:span text:style-name="T77">            head = head.next</text:span></text:p>
            <text:p><text:span text:style-name="T60">            # Создаём элементы рев-листа</text:span></text:p>
            <text:p><text:span text:style-name="T78">            result = ListNode(</text:span><text:span text:style-name="T79">val</text:span><text:span text:style-name="T80">=head.val, </text:span><text:span text:style-name="T79">next</text:span><text:span text:style-name="T80">=result)</text:span></text:p>
            <text:p><text:span text:style-name="T77">            </text:span></text:p>
            <text:p><text:span text:style-name="T70">        </text:span><text:span text:style-name="T76">return</text:span><text:span text:style-name="T72"> result</text:span></text:p>
          </table:table-cell>
          <table:table-cell table:style-name="ce15" office:value-type="string" calcext:value-type="string">
            <text:p>Создание реверсивного (обратного) LinkedList</text:p>
          </table:table-cell>
          <table:table-cell table:number-columns-repeated="1022"/>
        </table:table-row>
        <table:table-row table:style-name="ro22">
          <table:table-cell table:style-name="ce21" office:value-type="string" calcext:value-type="string">
            <text:p><text:span text:style-name="T83">class</text:span><text:span text:style-name="T84"> </text:span><text:span text:style-name="T85">Solution</text:span><text:span text:style-name="T84">:</text:span></text:p>
            <text:p><text:span text:style-name="T86">    </text:span><text:span text:style-name="T87">def</text:span><text:span text:style-name="T88"> </text:span><text:span text:style-name="T89">hasCycle</text:span><text:span text:style-name="T88">(</text:span><text:span text:style-name="T90">self</text:span><text:span text:style-name="T88">, head: Optional[ListNode]) -&gt; bool:</text:span></text:p>
            <text:p><text:span text:style-name="T91">        </text:span><text:span text:style-name="T92">if not </text:span><text:span text:style-name="T84">head: </text:span><text:span text:style-name="T92">return False</text:span></text:p>
            <text:p><text:span text:style-name="T77">        slow, fast = head, head</text:span></text:p>
            <text:p><text:span text:style-name="T78">        </text:span><text:span text:style-name="T93">while</text:span><text:span text:style-name="T80"> fast.next </text:span><text:span text:style-name="T93">and</text:span><text:span text:style-name="T80"> fast.next.next:</text:span></text:p>
            <text:p><text:span text:style-name="T77">            slow = slow.next</text:span></text:p>
            <text:p><text:span text:style-name="T77">            fast = fast.next.next</text:span></text:p>
            <text:p><text:span text:style-name="T81">            if slow == fast: </text:span><text:span text:style-name="T94">return True</text:span></text:p>
            <text:p><text:span text:style-name="T95">        return False</text:span></text:p>
          </table:table-cell>
          <table:table-cell table:style-name="ce15" office:value-type="string" calcext:value-type="string">
            <text:p>Проверка, не зациклен ли LinkedList,</text:p>
            <text:p>т. е. не ссылается ли последний элемент на какой-нибудь другой.</text:p>
            <text:p/>
            <text:p>Фактически мы запускаем 2 итерацию по LinkedList.</text:p>
            <text:p>Медленную и быструю.</text:p>
            <text:p>Если цикла нет, то в конце fast.next или fast.next.next будет None и можно вернуть False.</text:p>
            <text:p/>
            <text:p>Но если он зациклен, конца не будет и понять, что мы носимся по кругу помогут две итерации, в какой-то момент элемнет медленной окажется одним и тем же с элементом быстрой итерации (не по значению, а по id, это будет один объект в памяти)</text:p>
          </table:table-cell>
          <table:table-cell table:number-columns-repeated="1022"/>
        </table:table-row>
        <table:table-row table:style-name="ro23">
          <table:table-cell table:style-name="ce15" office:value-type="string" calcext:value-type="string">
            <text:p>class Solution(object):</text:p>
            <text:p>    def addTwoNumbers(self, l1, l2):</text:p>
            <text:p>        """</text:p>
            <text:p>        :type l1: ListNode</text:p>
            <text:p>        :type l2: ListNode</text:p>
            <text:p>        :rtype: ListNode</text:p>
            <text:p>        """</text:p>
            <text:p>        </text:p>
            <text:p>        def node_sum(first, second, addon=0): </text:p>
            <text:p>            sum = first + second + addon</text:p>
            <text:p/>
            <text:p>            val = sum % 10</text:p>
            <text:p>            new_addon = sum // 10</text:p>
            <text:p>            res = ListNode(val, None)</text:p>
            <text:p>            return res, new_addon</text:p>
            <text:p/>
            <text:p>           </text:p>
            <text:p>        </text:p>
            <text:p/>
          </table:table-cell>
          <table:table-cell table:style-name="ce24" office:value-type="string" calcext:value-type="string">
            <text:p><text:a xlink:href="https://leetcode.com/problems/add-two-numbers/" xlink:type="simple">https://leetcode.com/problems/add-two-numbers/

Слабое решение.  90 ms и 13.7 Мб памяти. 

Но если превращать каждый linkedList в число, суммировать их сумму переводить в linkedList, не сильно лучше:
тратится 95 ms и 13.4 Мб памяти. 

Runtime: 95 ms, faster than 22.27% of Python online submissions for Add Two Numbers.
Memory Usage: 13.4 MB, less than 72.22% of Python online submissions for Add Two Numbers.</text:a></text:p>
          </table:table-cell>
          <table:table-cell table:number-columns-repeated="1022"/>
        </table:table-row>
        <table:table-row table:style-name="ro24">
          <table:table-cell table:style-name="ce15" office:value-type="string" calcext:value-type="string">
            <text:p><text:span text:style-name="T96">        res, addon = node_sum(l1.val, l2.val)</text:span></text:p>
            <text:p><text:span text:style-name="T96">        first_res = res</text:span></text:p>
            <text:p><text:span text:style-name="T96">        </text:span></text:p>
            <text:p><text:span text:style-name="T96">        while (l1 and l1.next) or (l2 and l2.next) or addon != 0:</text:span></text:p>
            <text:p><text:span text:style-name="T96">            l1 = l1.next if l1 else 0</text:span></text:p>
            <text:p><text:span text:style-name="T96">            l2 = l2.next if l2 else 0</text:span></text:p>
            <text:p><text:span text:style-name="T96">            first = l1.val if isinstance(l1, ListNode) else 0</text:span></text:p>
            <text:p><text:span text:style-name="T96">            second = l2.val if isinstance(l2, ListNode) else 0</text:span></text:p>
            <text:p><text:span text:style-name="T96">            </text:span></text:p>
            <text:p><text:span text:style-name="T96">            next_res, addon = node_sum(first, second, addon)</text:span></text:p>
            <text:p><text:span text:style-name="T96">            </text:span></text:p>
            <text:p><text:span text:style-name="T96">            res.next = next_res</text:span></text:p>
            <text:p><text:span text:style-name="T96">            res = next_res</text:span></text:p>
            <text:p/>
            <text:p><text:span text:style-name="T96">        return first_res</text:span></text:p>
          </table:table-cell>
          <table:table-cell table:style-name="ce24"/>
          <table:table-cell table:number-columns-repeated="1022"/>
        </table:table-row>
        <table:table-row table:style-name="ro25">
          <table:table-cell table:style-name="ce21" office:value-type="string" calcext:value-type="string">
            <text:p><text:span text:style-name="T83">class</text:span><text:span text:style-name="T84"> </text:span><text:span text:style-name="T85">Solution</text:span><text:span text:style-name="T84">:</text:span></text:p>
            <text:p><text:span text:style-name="T78">    </text:span><text:span text:style-name="T93">def</text:span><text:span text:style-name="T80"> </text:span><text:span text:style-name="T97">addTwoNumbers</text:span><text:span text:style-name="T80">(self, l1, l2 ,c = 0):</text:span></text:p>
            <text:p><text:span text:style-name="T75">        """</text:span></text:p>
            <text:p><text:span text:style-name="T75">        :type l1: ListNode</text:span></text:p>
            <text:p><text:span text:style-name="T75">        :type l2: ListNode</text:span></text:p>
            <text:p><text:span text:style-name="T75">        :rtype: ListNode</text:span></text:p>
            <text:p><text:span text:style-name="T75">        """</text:span></text:p>
            <text:p><text:span text:style-name="T77">        val = l1.val + l2.val + c</text:span></text:p>
            <text:p><text:span text:style-name="T77">        c = val // 10</text:span></text:p>
            <text:p><text:span text:style-name="T77">        ret = ListNode(val % 10 ) </text:span></text:p>
            <text:p><text:span text:style-name="T77">        </text:span></text:p>
            <text:p><text:span text:style-name="T70">        </text:span><text:span text:style-name="T76">if</text:span><text:span text:style-name="T72"> (l1.next != None or l2.next != None or c != 0):</text:span></text:p>
            <text:p><text:span text:style-name="T70">            </text:span><text:span text:style-name="T76">if</text:span><text:span text:style-name="T72"> l1.next == None:</text:span></text:p>
            <text:p><text:span text:style-name="T77">                l1.next = ListNode(0)</text:span></text:p>
            <text:p><text:span text:style-name="T70">            </text:span><text:span text:style-name="T98">if</text:span><text:span text:style-name="T72"> l2.next == None:</text:span></text:p>
            <text:p><text:span text:style-name="T77">                l2.next = ListNode(0)</text:span></text:p>
            <text:p><text:span text:style-name="T70">            ret.next = </text:span><text:span text:style-name="T71">self</text:span><text:span text:style-name="T72">.addTwoNumbers(l1.next,l2.next,c)</text:span></text:p>
            <text:p><text:span text:style-name="T70">        </text:span><text:span text:style-name="T76">return</text:span><text:span text:style-name="T72"> ret</text:span></text:p>
          </table:table-cell>
          <table:table-cell table:style-name="ce15" office:value-type="string" calcext:value-type="string">
            <text:p>Runtime: 60 ms, faster than 79.75% of Python online submissions for Add Two Numbers.</text:p>
            <text:p>Memory Usage: 13.8 MB, less than 6.23% of Python online submissions for Add Two Numbers.</text:p>
          </table:table-cell>
          <table:table-cell table:number-columns-repeated="1022"/>
        </table:table-row>
        <table:table-row table:style-name="ro1" table:number-rows-repeated="2">
          <table:table-cell table:style-name="ce11" table:number-columns-repeated="2"/>
          <table:table-cell table:number-columns-repeated="1022"/>
        </table:table-row>
        <table:table-row table:style-name="ro1">
          <table:table-cell table:style-name="ce9" office:value-type="string" calcext:value-type="string">
            <text:p>Hash-table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table:number-columns-repeated="2"/>
          <table:table-cell table:number-columns-repeated="1022"/>
        </table:table-row>
        <table:table-row table:style-name="ro26">
          <table:table-cell table:style-name="ce35" office:value-type="string" calcext:value-type="string">
            <text:p><text:span text:style-name="T4">class</text:span> <text:span text:style-name="T99">Solution</text:span>(object):</text:p>
            <text:p>    <text:span text:style-name="T4">def</text:span> <text:span text:style-name="T99">twoSum</text:span>(self, nums, target):</text:p>
            <text:p>        <text:span text:style-name="T7">"""</text:span></text:p>
            <text:p><text:span text:style-name="T7">        :type nums: List[int]</text:span></text:p>
            <text:p><text:span text:style-name="T7">        :type target: int</text:span></text:p>
            <text:p><text:span text:style-name="T7">        :rtype: List[int]</text:span></text:p>
            <text:p><text:span text:style-name="T7">        """</text:span></text:p>
            <text:p>        set_nums = <text:span text:style-name="T6">set</text:span>(nums)</text:p>
            <text:p>        <text:span text:style-name="T4">for</text:span> index, elem <text:span text:style-name="T4">in</text:span> <text:span text:style-name="T6">enumerate</text:span>(nums):</text:p>
            <text:p>            mini_target = target - elem</text:p>
            <text:p>            <text:span text:style-name="T4">if</text:span> mini_target <text:span text:style-name="T4">in</text:span> set_nums:</text:p>
            <text:p>                second_index = nums.index(mini_target)</text:p>
            <text:p>                <text:span text:style-name="T4">if</text:span> index != second_index:</text:p>
            <text:p>                    <text:span text:style-name="T4">return</text:span> (index, second_index)</text:p>
          </table:table-cell>
          <table:table-cell table:style-name="ce41" office:value-type="string" calcext:value-type="string">
            <text:p>Runtime: 40 ms, <text:span text:style-name="T112">faster than 96.04% </text:span>of Python online submissions for Two Sum.</text:p>
            <text:p>Memory Usage: 14.5 MB, less than 24.53% of Python online submissions for Two Sum.</text:p>
            <text:p/>
            <text:p>Фишка в создании <text:span text:style-name="T6">set</text:span>(nums)</text:p>
            <text:p><text:span text:style-name="T113">Оно тратит O(n) времени, но делается 1 раз, </text:span></text:p>
            <text:p><text:span text:style-name="T113">а потом в цикле каждая проверка вхождения в set = </text:span>O(1) ,</text:p>
            <text:p>и фактически мы дважды тратим O(n),</text:p>
            <text:p>что оставляет общую сложность равной O(n)</text:p>
            <text:p/>
            <text:p><text:span text:style-name="T113">А если бы мы в цикле </text:span>проверяли вхождение в лист, то оно бы было O(n) в цикле для каждого элемента O(n) = O(n2)</text:p>
          </table:table-cell>
          <table:table-cell table:number-columns-repeated="1022"/>
        </table:table-row>
        <table:table-row table:style-name="ro27">
          <table:table-cell table:style-name="ce11" office:value-type="string" calcext:value-type="string">
            <text:p><text:span text:style-name="T4">class</text:span> <text:span text:style-name="T99">Solution</text:span>(object):</text:p>
            <text:p>    <text:span text:style-name="T4">def</text:span> <text:span text:style-name="T99">singleNumber</text:span>(<text:span text:style-name="T1">self</text:span>, nums):</text:p>
            <text:p>        <text:span text:style-name="T7">"""</text:span></text:p>
            <text:p><text:span text:style-name="T7">        :type nums: List[int]</text:span></text:p>
            <text:p><text:span text:style-name="T7">        :rtype: int</text:span></text:p>
            <text:p><text:span text:style-name="T7">        """</text:span></text:p>
            <text:p>        n = nums[0]</text:p>
            <text:p>        <text:span text:style-name="T4">for</text:span> i <text:span text:style-name="T4">in</text:span> <text:span text:style-name="T6">range</text:span>(1, <text:span text:style-name="T6">len</text:span>(nums)):</text:p>
            <text:p>            n = n^nums[i]</text:p>
            <text:p>            </text:p>
            <text:p>        <text:span text:style-name="T4">return</text:span> n</text:p>
          </table:table-cell>
          <table:table-cell table:style-name="ce11" office:value-type="string" calcext:value-type="string">
            <text:p><text:a xlink:href="https://leetcode.com/problems/single-number/submissions/" xlink:type="simple">https://leetcode.com/problems/single-number/submissions/</text:a></text:p>
            <text:p/>
            <text:p>Runtime: 115 ms, faster than 69.74% of Python online submissions for Single Number.</text:p>
            <text:p>Memory Usage: 15.4 MB, less than 92.60% of Python online submissions for Single Number</text:p>
            <text:p/>
            <text:p>Используется побитовое ИСКЛЮЧАЮЩЕЕ ИЛИ.</text:p>
            <text:p><text:span text:style-name="T2">Если число встречается дважды - оба вхождения исключаются.</text:span></text:p>
            <text:p/>
            <text:p><text:span text:style-name="T114">5 ^ 3 даёт 6    (101 | 011 = 110)</text:span></text:p>
            <text:p><text:span text:style-name="T114">число ^ такое же число = даёт 0</text:span></text:p>
            <text:p><text:span text:style-name="T115">2^7^2^3^3^5^1^5^1 даёт 7 - имеет сложность O(n) </text:span></text:p>
          </table:table-cell>
          <table:table-cell table:number-columns-repeated="1022"/>
        </table:table-row>
        <table:table-row table:style-name="ro1" table:number-rows-repeated="26">
          <table:table-cell table:style-name="ce11" table:number-columns-repeated="2"/>
          <table:table-cell table:number-columns-repeated="1022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Типичные ошибки в коде" table:style-name="ta1">
        <table:table-column table:style-name="co6" table:number-columns-repeated="2" table:default-cell-style-name="ce57"/>
        <table:table-column table:style-name="co3" table:number-columns-repeated="1022" table:default-cell-style-name="ce57"/>
        <table:table-row table:style-name="ro1">
          <table:table-cell table:style-name="ce53" office:value-type="string" calcext:value-type="string">
            <text:p>Ошибки в циклах</text:p>
          </table:table-cell>
          <table:table-cell table:style-name="ce53"/>
          <table:table-cell table:number-columns-repeated="1022"/>
        </table:table-row>
        <table:table-row table:style-name="ro2">
          <table:table-cell table:style-name="ce54" office:value-type="string" calcext:value-type="string">
            <text:p>user_is_admin = role.user_isadmin()</text:p>
            <text:p><text:span text:style-name="T4">for</text:span><text:span text:style-name="T8"> mark </text:span><text:span text:style-name="T4">in</text:span><text:span text:style-name="T8"> marks:</text:span></text:p>
            <text:p><text:span text:style-name="T116">    user_is_admin = role.user_isadmin()</text:span></text:p>
            <text:p><text:span text:style-name="T117">    </text:span><text:span text:style-name="T118">if</text:span><text:span text:style-name="T119"> user_is_admin: </text:span></text:p>
            <text:p><text:span text:style-name="T120">        save_row(mark)</text:span></text:p>
          </table:table-cell>
          <table:table-cell table:style-name="ce55" office:value-type="string" calcext:value-type="string">
            <text:p>Повторение в цикле действия, </text:p>
            <text:p>которое надо сделать 1 раз ВНЕ цикла </text:p>
          </table:table-cell>
          <table:table-cell table:number-columns-repeated="1022"/>
        </table:table-row>
        <table:table-row table:style-name="ro1" table:number-rows-repeated="4">
          <table:table-cell table:style-name="ce55" table:number-columns-repeated="2"/>
          <table:table-cell table:number-columns-repeated="1022"/>
        </table:table-row>
        <table:table-row table:style-name="ro1">
          <table:table-cell table:style-name="ce56" office:value-type="string" calcext:value-type="string">
            <text:p>Вера в докстринги импортируемых методов</text:p>
          </table:table-cell>
          <table:table-cell table:style-name="ce56"/>
          <table:table-cell table:number-columns-repeated="1022"/>
        </table:table-row>
        <table:table-row table:style-name="ro3">
          <table:table-cell table:style-name="ce55" office:value-type="string" calcext:value-type="string">
            <text:p><text:span text:style-name="T4">def</text:span> <text:span text:style-name="T99">get_mark_date</text:span>(period):</text:p>
            <text:p>    <text:span text:style-name="T7">"""Возвращает дату проставления оценки субпериода"""</text:span></text:p>
            <text:p>    <text:span text:style-name="T4">return</text:span> period.last_date</text:p>
          </table:table-cell>
          <table:table-cell table:style-name="ce55" office:value-type="string" calcext:value-type="string">
            <text:p><text:span text:style-name="T5">Докстринги могут ошибаться и врать! </text:span>   </text:p>
            <text:p>надо ПРОВЕРЯТЬ, что метод делает РЕАЛЬНО.</text:p>
            <text:p>например, тут вместо определения даты выставления оценки тупо возвращает конечную дату периода.</text:p>
          </table:table-cell>
          <table:table-cell table:number-columns-repeated="1022"/>
        </table:table-row>
        <table:table-row table:style-name="ro1" table:number-rows-repeated="3">
          <table:table-cell table:style-name="ce55" table:number-columns-repeated="2"/>
          <table:table-cell table:number-columns-repeated="1022"/>
        </table:table-row>
        <table:table-row table:style-name="ro1">
          <table:table-cell table:style-name="ce56" office:value-type="string" calcext:value-type="string">
            <text:p>if simple and hard</text:p>
          </table:table-cell>
          <table:table-cell table:style-name="ce56"/>
          <table:table-cell table:number-columns-repeated="1022"/>
        </table:table-row>
        <table:table-row table:style-name="ro8">
          <table:table-cell table:style-name="ce55" office:value-type="string" calcext:value-type="string">
            <text:p>simple_bool = <text:span text:style-name="T48">True if </text:span><text:span text:style-name="T8">datetime.now().date()%2 == 0</text:span></text:p>
            <text:p>difficult_booll = very_hardworking_count</text:p>
            <text:p/>
            <text:p><text:span text:style-name="T121">if</text:span><text:span text:style-name="T122"> simple_bool </text:span><text:span text:style-name="T123">and</text:span><text:span text:style-name="T122"> very_hardworking_bool_count():</text:span></text:p>
            <text:p><text:span text:style-name="T124">    </text:span><text:span text:style-name="T125">return</text:span><text:span text:style-name="T124"> result</text:span></text:p>
            <text:p/>
            <text:p/>
          </table:table-cell>
          <table:table-cell table:style-name="ce55" office:value-type="string" calcext:value-type="string">
            <text:p><text:span text:style-name="T5">В начале надо ставить проверку ПРОСТЫХ </text:span></text:p>
            <text:p><text:span text:style-name="T5">заранее просчитанных булевных переменных,</text:span></text:p>
            <text:p><text:span text:style-name="T5">а уже потом - сложных</text:span></text:p>
            <text:p/>
            <text:p><text:span text:style-name="T126">Операторы </text:span><text:span text:style-name="T127">and</text:span><text:span text:style-name="T126"> и </text:span><text:span text:style-name="T127">or</text:span><text:span text:style-name="T126"> - ленивые.  </text:span></text:p>
            <text:p><text:span text:style-name="T124">В данном случае если первая переменная </text:span><text:span text:style-name="T125">False</text:span><text:span text:style-name="T124">, то вторая  вовсе не считается - экономим ресурсы сервера</text:span></text:p>
          </table:table-cell>
          <table:table-cell table:number-columns-repeated="1022"/>
        </table:table-row>
        <table:table-row table:style-name="ro1" table:number-rows-repeated="26">
          <table:table-cell table:style-name="ce55" table:number-columns-repeated="2"/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Calibri" svg:font-family="Calibri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р.</number:text>
    </number:number-style>
    <number:number-style style:name="N111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2" style:volatile="true">
      <loext:text> </loext:text>
      <loext:fill-character> </loext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3P2" style:volatile="true">
      <loext:text> </loext:text>
      <loext:fill-character> </loext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.00.0000</text:date>, <text:time style:data-style-name="N2" text:time-value="10:53:01.87183051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2-02-07T15:24:56.974348256</dc:date>
    <meta:editing-duration>P1DT6H2M29S</meta:editing-duration>
    <meta:editing-cycles>311</meta:editing-cycles>
    <meta:document-statistic meta:table-count="3" meta:cell-count="183" meta:object-count="0"/>
  </office:meta>
</office:document-meta>
</file>